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loServiceImpl.eatTiger( String name , Tiger ti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( List &lt; Person &gt; 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( LinkedHashMap &lt; String , String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( String name , HashSet &lt; String &gt; ti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elloServiceImpl.eatTigerMap( Map &lt; String , String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s( String name , HashSet &lt; String &gt; tig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( ConcurrentHashMap &lt; String , String &gt;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Enums( EnumTest ... enu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lloServiceImpl.eatTiger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sayHello( String hell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lloServiceImpl.eatTiger( Tiger ti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eatTime( Date 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loServiceImpl.showPerson( Person per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